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b2b2b2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8.608cm" svg:y="4.751cm">
            <draw:object draw:notify-on-update-of-ranges="Sheet1.A3:Sheet1.A6 Sheet1.C3:Sheet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kNN variando k con K = 2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Tasa</text:p>
          </table:table-cell>
          <table:table-cell office:value-type="string" calcext:value-type="string">
            <text:p>Procesador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297.38" calcext:value-type="float">
            <text:p>3297,38</text:p>
          </table:table-cell>
          <table:table-cell table:style-name="ce3" office:value-type="float" office:value="0.952476" calcext:value-type="float">
            <text:p>0,952476</text:p>
          </table:table-cell>
          <table:table-cell office:value-type="string" calcext:value-type="string">
            <text:p>inventado</text:p>
          </table:table-cell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07.48" calcext:value-type="float">
            <text:p>3307,48</text:p>
          </table:table-cell>
          <table:table-cell table:style-name="ce4" office:value-type="float" office:value="0.942452" calcext:value-type="float">
            <text:p>0,942452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344.49" calcext:value-type="float">
            <text:p>3344,49</text:p>
          </table:table-cell>
          <table:table-cell table:style-name="ce3" office:value-type="float" office:value="0.91681" calcext:value-type="float">
            <text:p>0,91681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3760.26" calcext:value-type="float">
            <text:p>3760,26</text:p>
          </table:table-cell>
          <table:table-cell table:style-name="ce4" office:value-type="float" office:value="0.844905" calcext:value-type="float">
            <text:p>0,844905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number-columns-repeated="4"/>
        </table:table-row>
        <table:table-row table:style-name="ro1" table:number-rows-repeated="2">
          <table:table-cell table:number-columns-repeated="4"/>
        </table:table-row>
        <table:table-row table:style-name="ro2" table:number-rows-repeated="3">
          <table:table-cell table:number-columns-repeated="4"/>
        </table:table-row>
        <table:table-row table:style-name="ro1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0000-00-00T00:00:01.504592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1:25:36.007897127</meta:creation-date>
    <dc:date>2015-05-13T19:57:09.331969243</dc:date>
    <meta:editing-duration>P0D</meta:editing-duration>
    <meta:editing-cycles>10</meta:editing-cycles>
    <meta:generator>LibreOffice/4.1.3.2$Linux_X86_64 LibreOffice_project/410m0$Build-2</meta:generator>
    <dc:creator>jporto </dc:cre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3:Sheet1.A6 Sheet1.C3:Sheet1.C6" svg:x="0.467cm" svg:y="2.101cm" svg:width="14.589cm" svg:height="7.544cm">
          <chartooo:coordinate-region svg:x="1.379cm" svg:y="2.3cm" svg:width="13.397cm" svg:height="6.6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3:Sheet1.C6" chart:class="chart:scatter">
            <chart:domain table:cell-range-address="Sheet1.A3:Sheet1.A6"/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3:Sheet1.A6</svg:desc>
                </draw:g>
              </table:table-cell>
              <table:table-cell office:value-type="float" office:value="0.952476">
                <text:p>0.952476</text:p>
                <draw:g>
                  <svg:desc>Sheet1.C3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942452">
                <text:p>0.942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91681">
                <text:p>0.91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844905">
                <text:p>0.8449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